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97cm"/>
    </style:style>
    <style:style style:name="Tabla1.D" style:family="table-column">
      <style:table-column-properties style:column-width="2.127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134a93" officeooo:paragraph-rsid="00134a93" style:font-style-asian="italic" style:font-name-complex="Arial"/>
    </style:style>
    <style:style style:name="P7" style:family="paragraph" style:parent-style-name="Standard">
      <style:text-properties style:font-name="Arial" fo:font-style="italic" officeooo:rsid="00137e98" officeooo:paragraph-rsid="00137e98" style:font-style-asian="italic" style:font-name-complex="Arial"/>
    </style:style>
    <style:style style:name="P8" style:family="paragraph" style:parent-style-name="Standard">
      <style:text-properties style:font-name="Arial" fo:font-style="italic" officeooo:rsid="00155a69" officeooo:paragraph-rsid="00155a69" style:font-style-asian="italic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137e98" officeooo:paragraph-rsid="00137e98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34a93"/>
    </style:style>
    <style:style style:name="T4" style:family="text">
      <style:text-properties officeooo:rsid="001698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Heading_20_3" text:outline-level="3"><text:span text:style-name="T3">Administrador</text:span>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7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8">Banco: <text:span text:style-name="T4">administra la gestión económica entre el banco y el cliente.</text:span></text:p>
            <text:p text:style-name="P8">Cliente: <text:span text:style-name="T4">administra la información sobre el cliente.</text:span></text:p>
            <text:p text:style-name="P8">Empleado: <text:span text:style-name="T4">administra los horarios y trabajos seguidos por el empleado.</text:span></text:p>
            <text:p text:style-name="P8">Encargado: <text:span text:style-name="T4">administra los horarios y trabajos seguidos por el encargado.</text:span></text:p>
            <text:p text:style-name="P8">GPS: <text:span text:style-name="T4">administra la ruta seguida por el GPS.</text:span></text:p>
            <text:p text:style-name="P8">Repartidor: <text:span text:style-name="T4">administra el trayecto <text:s/>seguido e información sobre el repartidor.</text:span></text:p>
            <text:p text:style-name="P8">Temporizador: <text:span text:style-name="T4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7">Alba Aurora Moreno Peinado</text:p>
          </table:table-cell>
          <table:table-cell table:style-name="Tabla1.C6" office:value-type="string">
            <text:h text:style-name="Heading_20_2" text:outline-level="2">Fecha</text:h>
          </table:table-cell>
          <table:table-cell table:style-name="Tabla1.D6" office:value-type="string">
            <text:p text:style-name="P11">12/03/2018</text:p>
          </table:table-cell>
          <table:table-cell table:style-name="Tabla1.E6" table:number-columns-spanned="2" office:value-type="string">
            <text:h text:style-name="Heading_20_2" text:outline-level="2">Versión</text:h>
          </table:table-cell>
          <table:covered-table-cell/>
          <table:table-cell table:style-name="Tabla1.G6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9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9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9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6:11:31.668444806</dc:date>
    <meta:editing-cycles>6</meta:editing-cycles>
    <meta:editing-duration>PT22M12S</meta:editing-duration>
    <meta:generator>LibreOffice/4.2.8.2$Linux_X86_64 LibreOffice_project/420m0$Build-2</meta:generator>
    <meta:document-statistic meta:table-count="3" meta:image-count="0" meta:object-count="0" meta:page-count="1" meta:paragraph-count="29" meta:word-count="131" meta:character-count="910" meta:non-whitespace-character-count="804"/>
  </office:meta>
</office:document-meta>
</file>